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2.612cm"/>
    </style:style>
    <style:style style:name="gr3" style:family="graphic" style:parent-style-name="standard">
      <style:graphic-properties draw:stroke="dash" draw:stroke-dash="Fine_20_Dashed" svg:stroke-color="#ff420e" draw:fill="solid" draw:fill-color="#ff3333" draw:textarea-horizontal-align="justify" draw:textarea-vertical-align="middle" draw:auto-grow-height="false" fo:min-height="0.066cm" fo:min-width="0.178cm"/>
    </style:style>
    <style:style style:name="gr4" style:family="graphic" style:parent-style-name="standard">
      <style:graphic-properties draw:stroke="dash" draw:stroke-dash="Fine_20_Dashed" svg:stroke-color="#ff420e" draw:fill="solid" draw:fill-color="#ff3333" draw:textarea-horizontal-align="justify" draw:textarea-vertical-align="middle" draw:auto-grow-height="false" fo:min-height="0.031cm" fo:min-width="0.178cm"/>
    </style:style>
    <style:style style:name="gr5" style:family="graphic" style:parent-style-name="standard">
      <style:graphic-properties draw:fill="hatch" draw:fill-color="#ffffff" draw:fill-hatch-name="Blue_20_Triple_20_90_20_Degrees" draw:fill-hatch-solid="false" draw:textarea-horizontal-align="justify" draw:textarea-vertical-align="middle" draw:auto-grow-height="false" fo:min-height="0.093cm" fo:min-width="0cm"/>
    </style:style>
    <style:style style:name="gr6" style:family="graphic" style:parent-style-name="objectwithoutfill">
      <style:graphic-properties draw:marker-end="Arrow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</style:style>
    <style:style style:name="P3" style:family="paragraph">
      <loext:graphic-properties draw:fill="hatch" draw:fill-color="#ffffff" draw:fill-hatch-name="Blue_20_Triple_20_90_20_Degrees" draw:fill-hatch-solid="fals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5cm" svg:height="5cm" svg:x="8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cm" svg:height="4.4cm" svg:x="8.7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3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cm" svg:height="4.4cm" svg:x="3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316cm" draw:transform="rotate (0.455705467695719) translate (9.452cm 4.2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0.604756585816035) translate (12.085cm 4.07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1.06639617296854) translate (12.972cm 4.8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2.11080119736194) translate (13.22cm 7.3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2.59635179526676) translate (12.444cm 8.2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2.6483626069762) translate (9.897cm 8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1.57690497917688) translate (8.404cm 6.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2.10713600593275) translate (9.2cm 4.86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78cm" svg:height="0.281cm" draw:transform="rotate (-2.10050375477517) translate (9.185cm 7.314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3.13373867195582) translate (11.2cm 8.79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1.58755148761404) translate (13.4cm 6.1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0.042586033748661) translate (10.723cm 3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46cm" svg:height="0.483cm" draw:transform="rotate (-0.869697566268773) translate (9.377cm 4.2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46cm" svg:height="0.483cm" draw:transform="rotate (-1.78791528574299) translate (11.969cm 3.9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23cm" svg:height="0.483cm" draw:transform="rotate (-1.78791528574299) translate (10.495cm 8.4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2cm" svg:height="0.485cm" draw:transform="rotate (0.362330352714025) translate (8.407cm 6.7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2cm" svg:height="0.485cm" draw:transform="rotate (0.559028959413785) translate (7.6cm 4.99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6" draw:text-style-name="P4" draw:layer="layout" svg:width="1.833cm" svg:height="1.074cm" draw:transform="rotate (-0.321664181142555) translate (6.2cm 4.7cm)" svg:viewBox="0 0 1834 1075" svg:d="M0 0c1265 0 1834 1075 1834 1075">
          <text:p/>
        </draw:path>
        <draw:path draw:style-name="gr6" draw:text-style-name="P4" draw:layer="layout" svg:width="2.023cm" svg:height="1.327cm" draw:transform="rotate (-1.24913214565234) translate (10.4602021087881cm 6.18005356887446cm)" svg:viewBox="0 0 2024 1328" svg:d="M0 1328c1265 0 2024-1328 2024-132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0084d1" draw:distance="0.08cm" draw:rotation="90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8:05:38.437000000</meta:creation-date>
    <dc:date>2016-10-31T18:27:49.577000000</dc:date>
    <meta:editing-duration>PT22M11S</meta:editing-duration>
    <meta:editing-cycles>5</meta:editing-cycles>
    <meta:generator>LibreOffice/4.4.4.3$Windows_x86 LibreOffice_project/2c39ebcf046445232b798108aa8a7e7d89552ea8</meta:generator>
    <meta:document-statistic meta:object-count="23"/>
  </office:meta>
</office:document-meta>
</file>